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5.828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map style:condition="cell-content()&gt;[$Sheet1.$B$12]" style:apply-style-name="Untitled1" style:base-cell-address="Sheet1.F12"/>
    </style:style>
    <style:style style:name="ce8" style:family="table-cell" style:parent-style-name="Default">
      <style:map style:condition="cell-content()&lt;[$Sheet1.$B$12]" style:apply-style-name="Untitled1" style:base-cell-address="Sheet1.F13"/>
    </style:style>
    <style:style style:name="ce9" style:family="table-cell" style:parent-style-name="Default">
      <style:map style:condition="cell-content()&lt;[$Sheet1.$B$12]" style:apply-style-name="Untitled1" style:base-cell-address="Sheet1.F18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lock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efault (range)</text:p>
          </table:table-cell>
          <table:table-cell/>
          <table:table-cell office:value-type="string" calcext:value-type="string">
            <text:p>T0</text:p>
          </table:table-cell>
          <table:table-cell table:formula="of:=1/([.B1]/(2^[.B2]))" office:value-type="float" office:value="0.0000001" calcext:value-type="float">
            <text:p>0,0000001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CLOCKIN_D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h (0-1)</text:p>
          </table:table-cell>
          <table:table-cell/>
          <table:table-cell office:value-type="string" calcext:value-type="string">
            <text:p>T1</text:p>
          </table:table-cell>
          <table:table-cell table:formula="of:=1/([.B1]/(2^([.B3]+1)))" office:value-type="float" office:value="0.0000256" calcext:value-type="float">
            <text:p>0,0000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_FREQ_DI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h (0-7)</text:p>
          </table:table-cell>
          <table:table-cell/>
          <table:table-cell office:value-type="string" calcext:value-type="string">
            <text:p>COMMON-MODE</text:p>
          </table:table-cell>
          <table:table-cell table:formula="of:=128*[.F1]" office:value-type="float" office:value="0.0000128" calcext:value-type="float">
            <text:p>0,0000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_T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(0-31)</text:p>
          </table:table-cell>
          <table:table-cell/>
          <table:table-cell office:value-type="string" calcext:value-type="string">
            <text:p>AUTOZERO</text:p>
          </table:table-cell>
          <table:table-cell table:formula="of:=2^[.B6]*64*[.F1]" office:value-type="float" office:value="0.0000064" calcext:value-type="float">
            <text:p>0,00000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_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h (1-7)</text:p>
          </table:table-cell>
          <table:table-cell/>
          <table:table-cell office:value-type="string" calcext:value-type="string">
            <text:p>TRANSMIT</text:p>
          </table:table-cell>
          <table:table-cell table:formula="of:=[.B4]*[.F2]" office:value-type="float" office:value="0.0002048" calcext:value-type="float">
            <text:p>0,00020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ZERO_PERI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h (0-3)</text:p>
          </table:table-cell>
          <table:table-cell/>
          <table:table-cell office:value-type="string" calcext:value-type="string">
            <text:p>MASK</text:p>
          </table:table-cell>
          <table:table-cell table:formula="of:=2^[.B8]*8*[.F1]" office:value-type="float" office:value="0.0000064" calcext:value-type="float">
            <text:p>0,00000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ING_RE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h (0-1023)</text:p>
          </table:table-cell>
          <table:table-cell/>
          <table:table-cell office:value-type="string" calcext:value-type="string">
            <text:p>ECHO LISTEN</text:p>
          </table:table-cell>
          <table:table-cell table:formula="of:=(2^[.B9])*128*[.F1]" office:value-type="float" office:value="0.0001024" calcext:value-type="float">
            <text:p>0,000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_TOF_BLANK_PERI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h (0-7)</text:p>
          </table:table-cell>
          <table:table-cell/>
          <table:table-cell office:value-type="string" calcext:value-type="string">
            <text:p>WAIT (Standard TOF)</text:p>
          </table:table-cell>
          <table:table-cell table:formula="of:=([.B7]-30)*8*[.F1]" office:value-type="float" office:value="0.000136" calcext:value-type="float">
            <text:p>0,000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F_TIMEOUT_CTRL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h (0-3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 soun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string" calcext:value-type="string">
            <text:p>Min. TOF (mode short)</text:p>
          </table:table-cell>
          <table:table-cell table:formula="of:=[.F5]+[.F6]" office:value-type="float" office:value="0.0002112" calcext:value-type="float">
            <text:p>0,0002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 wind max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Max. TOF (mode short)</text:p>
          </table:table-cell>
          <table:table-cell table:formula="of:=[.F10]+[.F7]-([.F2]*[.B5])" office:value-type="float" office:value="0.000288" calcext:value-type="float">
            <text:p>0,000288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Min. Dist (mode short)</text:p>
          </table:table-cell>
          <table:table-cell table:style-name="ce7" table:formula="of:=([.B10]+[.B11])*[.F10]" office:value-type="float" office:value="0.0806784" calcext:value-type="float">
            <text:p>0,080678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x Dist (mode short)</text:p>
          </table:table-cell>
          <table:table-cell table:style-name="ce8" table:formula="of:=([.B10]-[.B11])*[.F11]" office:value-type="float" office:value="0.086976" calcext:value-type="float">
            <text:p>0,0869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in. TOF (mode standard)</text:p>
          </table:table-cell>
          <table:table-cell table:formula="of:=[.F3]+[.F4]+[.F5]" office:value-type="float" office:value="0.000224" calcext:value-type="float">
            <text:p>0,0002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x. TOF (mode standard)</text:p>
          </table:table-cell>
          <table:table-cell table:formula="of:=[.F15]+[.F8]+[.F7]-([.F2]*[.B5])" office:value-type="float" office:value="0.0004368" calcext:value-type="float">
            <text:p>0,0004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in. Dist (mode standard)</text:p>
          </table:table-cell>
          <table:table-cell table:style-name="ce7" table:formula="of:=([.B10]+[.B11])*[.F15]" office:value-type="float" office:value="0.085568" calcext:value-type="float">
            <text:p>0,0855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x. Dist (mode standard)</text:p>
          </table:table-cell>
          <table:table-cell table:style-name="ce9" table:formula="of:=([.B10]-[.B11])*[.F16]" office:value-type="float" office:value="0.1319136" calcext:value-type="float">
            <text:p>0,131913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12:Sheet1.F12 Sheet1.F17:Sheet1.F17">
            <calcext:condition calcext:apply-style-name="Untitled1" calcext:value="&gt;[$Sheet1.$B$12]" calcext:base-cell-address="Sheet1.F12"/>
          </calcext:conditional-format>
          <calcext:conditional-format calcext:target-range-address="Sheet1.F18:Sheet1.F18">
            <calcext:condition calcext:apply-style-name="Untitled1" calcext:value="&lt;[$Sheet1.$B$12]" calcext:base-cell-address="Sheet1.F18"/>
          </calcext:conditional-format>
          <calcext:conditional-format calcext:target-range-address="Sheet1.F13:Sheet1.F13">
            <calcext:condition calcext:apply-style-name="Untitled1" calcext:value="&lt;[$Sheet1.$B$12]" calcext:base-cell-address="Sheet1.F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4:34:06.68035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0:55:50.481475127</meta:creation-date>
    <dc:date>2016-06-22T18:13:18.585769234</dc:date>
    <meta:editing-duration>PT1H44M38S</meta:editing-duration>
    <meta:editing-cycles>5</meta:editing-cycles>
    <meta:generator>LibreOffice/4.2.8.2$Linux_X86_64 LibreOffice_project/420m0$Build-2</meta:generator>
    <dc:creator>Daniel </dc:creator>
    <meta:document-statistic meta:table-count="1" meta:cell-count="65" meta:object-count="0"/>
  </office:meta>
</office:document-meta>
</file>